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style:font-name="DejaVu Sans1" officeooo:paragraph-rsid="0002cbd2"/>
    </style:style>
    <style:style style:name="P2" style:family="paragraph" style:parent-style-name="Standard">
      <style:text-properties style:font-name="DejaVu Sans1"/>
    </style:style>
    <style:style style:name="P3" style:family="paragraph" style:parent-style-name="Text_20_body">
      <style:text-properties style:font-name="DejaVu Sans1" officeooo:paragraph-rsid="001845e8"/>
    </style:style>
    <style:style style:name="T1" style:family="text">
      <style:text-properties fo:color="#cccccc" loext:opacity="100%" style:text-line-through-style="none" style:text-line-through-type="none" style:font-name="DejaVu Sans1" fo:font-size="7.05000019073486pt" style:text-underline-style="none" fo:font-weight="normal" style:text-blinking="false"/>
    </style:style>
    <style:style style:name="T2" style:family="text">
      <style:text-properties fo:color="#cccccc" loext:opacity="100%" style:font-name="DejaVu Sans1" fo:font-size="7.05000019073486pt" fo:font-weight="normal"/>
    </style:style>
    <style:style style:name="T3" style:family="text">
      <style:text-properties style:font-name="DejaVu Sans1"/>
    </style:style>
    <style:style style:name="T4" style:family="text">
      <style:text-properties style:font-name="DejaVu Sans1" officeooo:rsid="0011f669"/>
    </style:style>
    <style:style style:name="T5" style:family="text">
      <style:text-properties style:font-name="DejaVu Sans1" officeooo:rsid="0011c3f7"/>
    </style:style>
    <style:style style:name="T6" style:family="text">
      <style:text-properties style:font-name="DejaVu Sans1" fo:font-size="14pt" fo:font-weight="bold" officeooo:rsid="00117912" style:font-size-asian="14pt" style:font-weight-asian="bold" style:font-size-complex="14pt" style:font-weight-complex="bold"/>
    </style:style>
    <style:style style:name="T7" style:family="text">
      <style:text-properties fo:font-size="12pt" officeooo:rsid="00128c4c"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6">Frogs And Fugues</text:span><text:span text:style-name="T3"><text:line-break/><text:line-break/><text:line-break/><text:line-break/>Desert rains abate. Now crickets join frogs in fugues.<text:line-break/><text:line-break/>We dug our trenches, collecting water for trees,<text:line-break/><text:line-break/>birds, insects, and animals all around.<text:line-break/><text:line-break/>Our home is an island of hope for many now.<text:line-break/><text:line-break/>But now the world and its interests encroach.<text:line-break/><text:line-break/>May spirit and nature protect us all.<text:line-break/><text:line-break/>How can any evil out-live this eternal creation that is always new?<text:line-break/><text:line-break/>Our trenches are now a defense in war<text:line-break/><text:line-break/>against those above who annihilate us, below.<text:line-break/><text:line-break/>Be careful harming those below, for how low does their consciousness go,<text:line-break/><text:line-break/>those who hear frogs and fugues?<text:line-break/><text:line-break/><text:line-break/>I wrote the prose last summer after a rainstorm released a lot of tension from the local environment. I contemplated how the hidden power of nature,including the realm of art, helps keep the mind optimistic in face of grave dangers. It sounded as if the frogs and crickets were playing a fugue and I contemplated how it is not just the 'high consciousness" that helps us, but also the "low", that which is from the earth. I re-recorded </text:span><text:a xlink:type="simple" xlink:href="https://soundcloud.com/user-227830798/minuet-and-gavotte-j-s-bach" text:style-name="Internet_20_link" text:visited-style-name="Visited_20_Internet_20_Link"><text:span text:style-name="T3">"Gavotte"</text:span></text:a><text:span text:style-name="T3"> the other day.<text:line-break/><text:line-break/> </text:span><text:span text:style-name="T4">Subscribe to my mailing list by sending an email to </text:span><text:a xlink:type="simple" xlink:href="mailto: enckwilliam@protonmail.com?subject=Subscribe" text:style-name="Internet_20_link" text:visited-style-name="Visited_20_Internet_20_Link"><text:span text:style-name="T5">enckwilliam@protonmail.com</text:span></text:a></text:p>
      <text:p text:style-name="P1"> </text:p>
      <text:p text:style-name="P3"><text:a xlink:type="simple" xlink:href="https://mega.nz/folder/SdoxBAba#i0aGD1umAgKgi6zTagEmgg" text:style-name="Internet_20_link" text:visited-style-name="Visited_20_Internet_20_Link"><text:span text:style-name="T7"> </text:span></text:a><text:a xlink:type="simple" xlink:href="https://workdrive.zohoexternal.com/folder/pleth54c25c7fb36e4390a1307f31985b4bed" text:style-name="Internet_20_link" text:visited-style-name="Visited_20_Internet_20_Link"><text:span text:style-name="T7">All Essays And Books</text:span></text:a></text:p>
      <text:p text:style-name="Text_20_body"><text:a xlink:type="simple" xlink:href="https://www.blogger.com/#" text:style-name="Internet_20_link" text:visited-style-name="Visited_20_Internet_20_Link"><text:span text:style-name="T1">Contemplations On A Quenacho</text:span></text:a><text:span text:style-name="T2"> · </text:span><text:a xlink:type="simple" xlink:href="https://www.blogger.com/#" text:style-name="Internet_20_link" text:visited-style-name="Visited_20_Internet_20_Link"><text:span text:style-name="T1">Gavotte- J.S. Bach</text:span></text:a></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7T13:04:23.667599435</meta:creation-date>
    <dc:date>2021-12-13T16:59:59.087456395</dc:date>
    <meta:editing-duration>PT5M18S</meta:editing-duration>
    <meta:editing-cycles>5</meta:editing-cycles>
    <meta:generator>LibreOffice/7.0.4.2$Linux_X86_64 LibreOffice_project/00$Build-2</meta:generator>
    <meta:document-statistic meta:table-count="0" meta:image-count="0" meta:object-count="0" meta:page-count="1" meta:paragraph-count="4" meta:word-count="201" meta:character-count="1174" meta:non-whitespace-character-count="957"/>
  </office:meta>
</office:document-meta>
</file>